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8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207cm" svg:height="1.139cm" svg:x="2.524cm" svg:y="1.508cm">
          <draw:text-box>
            <text:p>User API</text:p>
          </draw:text-box>
        </draw:frame>
        <draw:frame draw:style-name="gr1" draw:layer="layout" svg:width="6.604cm" svg:height="1.139cm" svg:x="13.065cm" svg:y="1.381cm">
          <draw:text-box>
            <text:p>Kernel Module</text:p>
          </draw:text-box>
        </draw:frame>
        <draw:custom-shape draw:style-name="gr2" draw:text-style-name="P1" draw:layer="layout" svg:width="3.556cm" svg:height="1.016cm" svg:x="2.143cm" svg:y="2.397cm">
          <text:p text:style-name="P1"><text:span text:style-name="T1">clone_time:</text:span></text:p>
          <text:p text:style-name="P1"><text:span text:style-name="T1">deprecat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3cm" svg:height="1.651cm" svg:x="2.143cm" svg:y="3.667cm">
          <text:p text:style-name="P1"><text:span text:style-name="T1">clone_time2:</text:span></text:p>
          <text:p text:style-name="P1"><text:span text:style-name="T1">Takes TDF and should_freeze</text:span></text:p>
          <text:p text:style-name="P1"><text:span text:style-name="T1"><text:s/></text:span><text:span text:style-name="T1">upon creation 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56cm" svg:height="1.016cm" svg:x="2.905cm" svg:y="38.211cm">
          <text:p text:style-name="P1"><text:span text:style-name="T1">synchronize_pids:</text:span></text:p>
          <text:p text:style-name="P1"><text:span text:style-name="T1">Maybe deprecated- might now add pids one by one instead of all at onc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652cm" svg:y1="1.635cm" svg:x2="11.033cm" svg:y2="41.513cm">
          <text:p/>
        </draw:line>
        <draw:custom-shape draw:style-name="gr2" draw:text-style-name="P1" xml:id="id2" draw:id="id2" draw:layer="layout" svg:width="4.826cm" svg:height="0.762cm" svg:x="12.938cm" svg:y="38.084cm">
          <text:p text:style-name="P1">sync_exp_proc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461cm" svg:y1="38.719cm" svg:x2="12.938cm" svg:y2="38.465cm" draw:start-shape="id1" draw:start-glue-point="1" draw:end-shape="id2" draw:end-glue-point="3" svg:d="m6461 38719 6477-254" svg:viewBox="0 0 6478 255">
          <text:p text:style-name="P2"><text:span text:style-name="T2">E,&lt;pid&gt;,&lt;pid&gt;,...</text:span></text:p>
        </draw:connector>
        <draw:custom-shape draw:style-name="gr2" draw:text-style-name="P1" xml:id="id3" draw:id="id3" draw:layer="layout" svg:width="3.556cm" svg:height="1.016cm" svg:x="1.889cm" svg:y="9.382cm">
          <text:p text:style-name="P1"><text:span text:style-name="T1">dilate:</text:span></text:p>
          <text:p text:style-name="P1"><text:span text:style-name="T1">TODO: update. Currently passing </text:span></text:p>
          <text:p text:style-name="P1"><text:span text:style-name="T1">integer pi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556cm" svg:height="1.016cm" svg:x="2.143cm" svg:y="15.986cm">
          <text:p text:style-name="P1"><text:span text:style-name="T1">dilate_all:</text:span></text:p>
          <text:p text:style-name="P1"><text:span text:style-name="T1">TODO: update. Currently passing </text:span></text:p>
          <text:p text:style-name="P1"><text:span text:style-name="T1">integer pi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556cm" svg:height="1.016cm" svg:x="12.176cm" svg:y="9.255cm">
          <text:p text:style-name="P1"><text:span text:style-name="T1">dilate_pro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556cm" svg:height="1.016cm" svg:x="12.176cm" svg:y="15.859cm">
          <text:p text:style-name="P1"><text:span text:style-name="T1">dilate_proc_recurse: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445cm" svg:y1="9.89cm" svg:x2="12.176cm" svg:y2="9.763cm" draw:start-shape="id3" draw:start-glue-point="1" draw:end-shape="id4" draw:end-glue-point="3" svg:d="m5445 9890 6731-127" svg:viewBox="0 0 6732 128">
          <text:p text:style-name="P2"><text:span text:style-name="T2">A,&lt;pid&gt;,&lt;tdf&gt;</text:span></text:p>
          <text:p text:style-name="P2"><text:span text:style-name="T2">A,&lt;pid&gt;,1,&lt;tdf&gt; iff neg</text:span></text:p>
        </draw:connector>
        <draw:connector draw:style-name="gr4" draw:text-style-name="P2" draw:layer="layout" draw:type="line" svg:x1="5.699cm" svg:y1="16.494cm" svg:x2="12.176cm" svg:y2="16.367cm" draw:start-shape="id5" draw:start-glue-point="1" draw:end-shape="id6" draw:end-glue-point="3" svg:d="m5699 16494 6477-127" svg:viewBox="0 0 6478 128">
          <text:p text:style-name="P2"><text:span text:style-name="T2">B,&lt;pid&gt;,&lt;tdf&gt;</text:span></text:p>
          <text:p text:style-name="P2"><text:span text:style-name="T2">B,&lt;pid&gt;,1,&lt;tdf&gt; iff neg</text:span></text:p>
        </draw:connector>
        <draw:custom-shape draw:style-name="gr2" draw:text-style-name="P1" xml:id="id8" draw:id="id8" draw:layer="layout" svg:width="3.556cm" svg:height="1.016cm" svg:x="12.176cm" svg:y="7.731cm">
          <text:p text:style-name="P1"><text:span text:style-name="T1">yield_pro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556cm" svg:height="1.016cm" svg:x="1.889cm" svg:y="6.842cm">
          <text:p text:style-name="P1"><text:span text:style-name="T1">Freeze: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556cm" svg:height="1.016cm" svg:x="1.889cm" svg:y="8.112cm">
          <text:p text:style-name="P1"><text:span text:style-name="T1">unfreeze: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445cm" svg:y1="7.35cm" svg:x2="12.176cm" svg:y2="8.239cm" draw:start-shape="id7" draw:start-glue-point="1" draw:end-shape="id8" svg:d="m5445 7350 6731 889" svg:viewBox="0 0 6732 890">
          <text:p text:style-name="P2"><text:span text:style-name="T2">Y,SIGSTOP,&lt;pid&gt;</text:span></text:p>
        </draw:connector>
        <draw:connector draw:style-name="gr4" draw:text-style-name="P3" draw:layer="layout" draw:type="line" svg:x1="5.445cm" svg:y1="8.62cm" svg:x2="12.176cm" svg:y2="8.239cm" draw:start-shape="id9" draw:start-glue-point="1" draw:end-shape="id8" svg:d="m5445 8620 6731-381" svg:viewBox="0 0 6732 382">
          <text:p text:style-name="P2"><text:span text:style-name="T2">Y,SIGCONT,&lt;pid&gt;</text:span></text:p>
        </draw:connector>
        <draw:custom-shape draw:style-name="gr2" draw:text-style-name="P1" xml:id="id10" draw:id="id10" draw:layer="layout" svg:width="3.556cm" svg:height="1.016cm" svg:x="2.016cm" svg:y="13.319cm">
          <text:p text:style-name="P1"><text:span text:style-name="T1">Freeze_all: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556cm" svg:height="1.016cm" svg:x="2.016cm" svg:y="14.589cm">
          <text:p text:style-name="P1"><text:span text:style-name="T1">unfreeze_all: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556cm" svg:height="1.016cm" svg:x="12.176cm" svg:y="14.335cm">
          <text:p text:style-name="P1"><text:span text:style-name="T1">yield_proc_recurs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5.572cm" svg:y1="13.827cm" svg:x2="12.176cm" svg:y2="14.843cm" draw:start-shape="id10" draw:start-glue-point="1" draw:end-shape="id11" draw:end-glue-point="3" svg:d="m5572 13827 6604 1016" svg:viewBox="0 0 6605 1017">
          <text:p text:style-name="P2"><text:span text:style-name="T2">Z,SIGSTOP,&lt;pid&gt;</text:span></text:p>
        </draw:connector>
        <draw:connector draw:style-name="gr4" draw:text-style-name="P2" draw:layer="layout" draw:type="line" svg:x1="5.572cm" svg:y1="15.097cm" svg:x2="12.176cm" svg:y2="14.843cm" draw:start-shape="id12" draw:start-glue-point="1" draw:end-shape="id11" draw:end-glue-point="3" svg:d="m5572 15097 6604-254" svg:viewBox="0 0 6605 255">
          <text:p text:style-name="P2"><text:span text:style-name="T2">Z,SIGCONT,&lt;pid&gt;</text:span></text:p>
        </draw:connector>
        <draw:custom-shape draw:style-name="gr2" draw:text-style-name="P1" xml:id="id13" draw:id="id13" draw:layer="layout" svg:width="3.556cm" svg:height="1.016cm" svg:x="1.889cm" svg:y="10.779cm">
          <text:p text:style-name="P1"><text:span text:style-name="T1">slow_computation: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3.556cm" svg:height="1.016cm" svg:x="1.889cm" svg:y="12.049cm">
          <text:p text:style-name="P1"><text:span text:style-name="T1">regular_computation: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3.556cm" svg:height="1.016cm" svg:x="12.176cm" svg:y="10.652cm">
          <text:p text:style-name="P1"><text:span text:style-name="T1">register_pro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3.556cm" svg:height="1.016cm" svg:x="12.176cm" svg:y="12.049cm">
          <text:p text:style-name="P1"><text:span text:style-name="T1">unregister_proc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445cm" svg:y1="11.287cm" svg:x2="12.176cm" svg:y2="11.16cm" draw:start-shape="id13" draw:start-glue-point="1" draw:end-shape="id14" draw:end-glue-point="3" svg:d="m5445 11287 6731-127" svg:viewBox="0 0 6732 128">
          <text:p text:style-name="P2"><text:span text:style-name="T2">R,&lt;pid&gt;</text:span></text:p>
        </draw:connector>
        <draw:connector draw:style-name="gr4" draw:text-style-name="P3" draw:layer="layout" draw:type="line" svg:x1="5.445cm" svg:y1="12.557cm" svg:x2="12.176cm" svg:y2="12.557cm" draw:start-shape="id15" draw:start-glue-point="1" draw:end-shape="id16" svg:d="m5445 12557h6731" svg:viewBox="0 0 6732 1">
          <text:p text:style-name="P2"><text:span text:style-name="T2">D,&lt;pid&gt;</text:span></text:p>
        </draw:connector>
        <draw:custom-shape draw:style-name="gr2" draw:text-style-name="P1" xml:id="id17" draw:id="id17" draw:layer="layout" svg:width="3.556cm" svg:height="1.016cm" svg:x="2.143cm" svg:y="17.256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4.699cm" svg:height="1.016cm" svg:x="12.049cm" svg:y="17.129cm">
          <text:p text:style-name="P1"><text:span text:style-name="T1">register_proc_recurs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699cm" svg:y1="17.764cm" svg:x2="12.049cm" svg:y2="17.637cm" draw:start-shape="id17" draw:start-glue-point="1" draw:end-shape="id18" svg:d="m5699 17764 6350-127" svg:viewBox="0 0 6351 128">
          <text:p text:style-name="P2"><text:span text:style-name="T2">S,&lt;pid&gt;</text:span></text:p>
        </draw:connector>
        <draw:custom-shape draw:style-name="gr2" draw:text-style-name="P1" xml:id="id19" draw:id="id19" draw:layer="layout" svg:width="3.556cm" svg:height="1.016cm" svg:x="2.143cm" svg:y="18.653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4.826cm" svg:height="1.016cm" svg:x="12.049cm" svg:y="18.653cm">
          <text:p text:style-name="P1"><text:span text:style-name="T1">unregister_proc_recurs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699cm" svg:y1="19.161cm" svg:x2="12.049cm" svg:y2="19.161cm" draw:start-shape="id19" draw:start-glue-point="1" draw:end-shape="id20" draw:end-glue-point="3" svg:d="m5699 19161h6350" svg:viewBox="0 0 6351 1">
          <text:p text:style-name="P2"><text:span text:style-name="T2">F,&lt;pid&gt;</text:span></text:p>
        </draw:connector>
        <draw:custom-shape draw:style-name="gr2" draw:text-style-name="P1" xml:id="id21" draw:id="id21" draw:layer="layout" svg:width="3.556cm" svg:height="1.016cm" svg:x="2.143cm" svg:y="20.05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3.556cm" svg:height="1.016cm" svg:x="12.049cm" svg:y="20.05cm">
          <text:p text:style-name="P1"><text:span text:style-name="T1">print_proc_info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699cm" svg:y1="20.558cm" svg:x2="12.049cm" svg:y2="20.558cm" draw:start-shape="id21" draw:start-glue-point="1" draw:end-shape="id22" svg:d="m5699 20558h6350" svg:viewBox="0 0 6351 1">
          <text:p text:style-name="P2"><text:span text:style-name="T2">I,&lt;pid1&gt;,&lt;pid2&gt;</text:span></text:p>
        </draw:connector>
        <draw:custom-shape draw:style-name="gr2" draw:text-style-name="P1" xml:id="id23" draw:id="id23" draw:layer="layout" svg:width="3.556cm" svg:height="1.016cm" svg:x="2.143cm" svg:y="21.447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3.556cm" svg:height="1.016cm" svg:x="2.143cm" svg:y="24.241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3.556cm" svg:height="1.016cm" svg:x="2.143cm" svg:y="25.511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3.556cm" svg:height="1.016cm" svg:x="2.27cm" svg:y="35.052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3.556cm" svg:height="1.016cm" svg:x="2.27cm" svg:y="36.433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3.556cm" svg:height="1.016cm" svg:x="12.049cm" svg:y="21.447cm">
          <svg:desc>possibly deprecated. It starts a process that was cloned but never started. When would you want to do this for one specific process??</svg:desc>
          <text:p text:style-name="P1"><text:span text:style-name="T1">start_proc:</text:span></text:p>
          <text:p text:style-name="P1"><text:span text:style-name="T1">Read 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3.556cm" svg:height="1.016cm" svg:x="12.049cm" svg:y="24.241cm">
          <text:p text:style-name="P1"><text:span text:style-name="T1">add_to_exp_pro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3.556cm" svg:height="1.016cm" svg:x="12.049cm" svg:y="25.511cm">
          <svg:desc>wakes up all tasks in exp_list. synchronizes them, and starts experiment</svg:desc>
          <text:p text:style-name="P1"><text:span text:style-name="T1">start_exp_pro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3.556cm" svg:height="1.016cm" svg:x="12.176cm" svg:y="35.052cm">
          <text:p text:style-name="P1"><text:span text:style-name="T1">test_wake_proc</text:span></text:p>
          <text:p text:style-name="P1"><text:span text:style-name="T1">DEF DEPRECAT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3.556cm" svg:height="1.016cm" svg:x="12.176cm" svg:y="36.433cm">
          <text:p text:style-name="P1"><text:span text:style-name="T1">test_add_proc</text:span></text:p>
          <text:p text:style-name="P1"><text:span text:style-name="T1">DEF DEPRECATED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699cm" svg:y1="21.955cm" svg:x2="12.049cm" svg:y2="21.955cm" draw:start-shape="id23" draw:start-glue-point="1" draw:end-shape="id24" draw:end-glue-point="3" svg:d="m5699 21955h6350" svg:viewBox="0 0 6351 1">
          <text:p text:style-name="P3"><text:span text:style-name="T2">S,&lt;pid&gt;</text:span></text:p>
        </draw:connector>
        <draw:connector draw:style-name="gr4" draw:text-style-name="P3" draw:layer="layout" draw:type="line" svg:x1="5.699cm" svg:y1="24.749cm" svg:x2="12.049cm" svg:y2="24.749cm" draw:start-shape="id25" draw:start-glue-point="1" draw:end-shape="id26" draw:end-glue-point="3" svg:d="m5699 24749h6350" svg:viewBox="0 0 6351 1">
          <text:p text:style-name="P3"><text:span text:style-name="T2">H,&lt;pid&gt;</text:span></text:p>
        </draw:connector>
        <draw:connector draw:style-name="gr4" draw:text-style-name="P3" draw:layer="layout" draw:type="line" svg:x1="5.699cm" svg:y1="26.019cm" svg:x2="12.049cm" svg:y2="26.019cm" draw:start-shape="id27" draw:start-glue-point="1" draw:end-shape="id28" svg:d="m5699 26019h6350" svg:viewBox="0 0 6351 1">
          <text:p text:style-name="P3"><text:span text:style-name="T2">J</text:span></text:p>
        </draw:connector>
        <draw:connector draw:style-name="gr4" draw:text-style-name="P3" draw:layer="layout" draw:type="line" svg:x1="5.826cm" svg:y1="35.56cm" svg:x2="12.176cm" svg:y2="35.56cm" draw:start-shape="id29" draw:start-glue-point="1" draw:end-shape="id30" draw:end-glue-point="3" svg:d="m5826 35560h6350" svg:viewBox="0 0 6351 1">
          <text:p text:style-name="P3"><text:span text:style-name="T2">C</text:span></text:p>
        </draw:connector>
        <draw:connector draw:style-name="gr4" draw:text-style-name="P3" draw:layer="layout" draw:type="line" svg:x1="5.826cm" svg:y1="36.941cm" svg:x2="12.176cm" svg:y2="36.941cm" draw:start-shape="id31" draw:start-glue-point="1" draw:end-shape="id32" draw:end-glue-point="3" svg:d="m5826 36941h6350" svg:viewBox="0 0 6351 1">
          <text:p text:style-name="P3"><text:span text:style-name="T2">G</text:span></text:p>
        </draw:connector>
        <draw:custom-shape draw:style-name="gr2" draw:text-style-name="P1" xml:id="id33" draw:id="id33" draw:layer="layout" svg:width="3.556cm" svg:height="1.016cm" svg:x="2.143cm" svg:y="29.575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3.556cm" svg:height="1.016cm" svg:x="2.143cm" svg:y="30.845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3.556cm" svg:height="1.016cm" svg:x="12.049cm" svg:y="29.575cm">
          <svg:desc>wakes up catchup_task. Useful for debugging only.</svg:desc>
          <text:p text:style-name="P1"><text:span text:style-name="T1">progress_ex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3.556cm" svg:height="1.016cm" svg:x="12.049cm" svg:y="30.845cm">
          <svg:desc>tests hrtimer accuracy. Useful for testing, not for end results of timekeeper.</svg:desc>
          <text:p text:style-name="P1"><text:span text:style-name="T1">timer_test_proc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699cm" svg:y1="30.083cm" svg:x2="12.049cm" svg:y2="30.083cm" draw:start-shape="id33" draw:start-glue-point="1" draw:end-shape="id34" draw:end-glue-point="3" svg:d="m5699 30083h6350" svg:viewBox="0 0 6351 1">
          <text:p text:style-name="P3"><text:span text:style-name="T2">P</text:span></text:p>
        </draw:connector>
        <draw:connector draw:style-name="gr4" draw:text-style-name="P3" draw:layer="layout" draw:type="line" svg:x1="5.699cm" svg:y1="31.353cm" svg:x2="12.049cm" svg:y2="31.353cm" draw:start-shape="id35" draw:start-glue-point="1" draw:end-shape="id36" svg:d="m5699 31353h6350" svg:viewBox="0 0 6351 1">
          <text:p text:style-name="P3"><text:span text:style-name="T2">T</text:span></text:p>
        </draw:connector>
        <draw:custom-shape draw:style-name="gr5" draw:text-style-name="P2" draw:layer="layout" svg:width="17.018cm" svg:height="1.524cm" svg:x="1.254cm" svg:y="37.83cm">
          <text:p text:style-name="P2">delete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351cm" svg:height="2.667cm" svg:x="2.016cm" svg:y="34.782cm">
          <text:p text:style-name="P2">deleted</text:p>
          <draw:enhanced-geometry svg:viewBox="0 0 21600 21600" draw:type="rectangle" draw:enhanced-path="M 0 0 L 21600 0 21600 21600 0 21600 0 0 Z N"/>
        </draw:custom-shape>
        <draw:frame draw:style-name="gr1" draw:layer="layout" svg:width="8.255cm" svg:height="1.673cm" svg:x="15.859cm" svg:y="25.384cm">
          <draw:text-box>
            <text:p>Todo: sync or not based on flag</text:p>
          </draw:text-box>
        </draw:frame>
        <draw:custom-shape draw:style-name="gr2" draw:text-style-name="P1" xml:id="id42" draw:id="id42" draw:layer="layout" svg:width="3.556cm" svg:height="1.016cm" svg:x="2.143cm" svg:y="33.385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016cm" svg:x="2.143cm" svg:y="32.115cm">
          <text:p text:style-name="P1"><text:span text:style-name="T1">undef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016cm" svg:x="12.049cm" svg:y="32.115cm">
          <text:p text:style-name="P1"><text:span text:style-name="T1">set_exp_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3.556cm" svg:height="1.016cm" svg:x="12.049cm" svg:y="33.512cm">
          <text:p text:style-name="P1"><text:span text:style-name="T1">set_clean_ex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3.556cm" svg:height="1.016cm" svg:x="18.272cm" svg:y="10.652cm">
          <text:p text:style-name="P1"><text:span text:style-name="T1">add_slow_proc:</text:span></text:p>
          <text:p text:style-name="P1"><text:span text:style-name="T1">Not implemented in hrtimer ye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732cm" svg:y1="11.16cm" svg:x2="18.272cm" svg:y2="11.16cm" draw:start-shape="id14" draw:start-glue-point="1" draw:end-shape="id37" draw:end-glue-point="3" svg:d="m15732 11160h2540" svg:viewBox="0 0 2541 1">
          <text:p text:style-name="P2"><text:span text:style-name="T2">&lt;pid&gt;,0</text:span></text:p>
        </draw:connector>
        <draw:custom-shape draw:style-name="gr2" draw:text-style-name="P1" xml:id="id38" draw:id="id38" draw:layer="layout" svg:width="4.699cm" svg:height="1.016cm" svg:x="23.098cm" svg:y="17.129cm">
          <text:p text:style-name="P1"><text:span text:style-name="T1">perform_on_childre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6.748cm" svg:y1="17.637cm" svg:x2="23.098cm" svg:y2="17.637cm" draw:start-shape="id18" draw:start-glue-point="1" draw:end-shape="id38" draw:end-glue-point="3" svg:d="m16748 17637h6350" svg:viewBox="0 0 6351 1">
          <text:p text:style-name="P3"><text:span text:style-name="T2">&lt;mp2_task_struct&gt;,&lt;action&gt;,&lt;int&gt;</text:span></text:p>
        </draw:connector>
        <draw:custom-shape draw:style-name="gr2" draw:text-style-name="P1" draw:layer="layout" svg:width="4.699cm" svg:height="1.016cm" svg:x="12.048cm" svg:y="17.128cm">
          <text:p text:style-name="P1"><text:span text:style-name="T1">register_proc_recurs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6.875cm" svg:y1="19.161cm" svg:x2="23.098cm" svg:y2="17.637cm" draw:start-shape="id20" draw:start-glue-point="1" draw:end-shape="id38" draw:end-glue-point="3" svg:d="m16875 19161 6223-1524" svg:viewBox="0 0 6224 1525">
          <text:p text:style-name="P3"><text:span text:style-name="T2">&lt;mp2_task_struct&gt;,&lt;action&gt;,&lt;int&gt;</text:span></text:p>
        </draw:connector>
        <draw:connector draw:style-name="gr4" draw:text-style-name="P2" draw:layer="layout" draw:type="line" svg:x1="15.732cm" svg:y1="16.367cm" svg:x2="23.098cm" svg:y2="17.637cm" draw:start-shape="id6" draw:start-glue-point="1" draw:end-shape="id38" draw:end-glue-point="3" svg:d="m15732 16367 7366 1270" svg:viewBox="0 0 7367 1271">
          <text:p text:style-name="P3"><text:span text:style-name="T2">&lt;mp2_task_struct&gt;,&lt;action&gt;,&lt;int&gt;</text:span></text:p>
        </draw:connector>
        <draw:connector draw:style-name="gr4" draw:text-style-name="P2" draw:layer="layout" draw:type="line" svg:x1="15.732cm" svg:y1="14.843cm" svg:x2="23.098cm" svg:y2="17.637cm" draw:start-shape="id11" draw:start-glue-point="1" draw:end-shape="id38" draw:end-glue-point="3" svg:d="m15732 14843 7366 2794" svg:viewBox="0 0 7367 2795">
          <text:p text:style-name="P3"><text:span text:style-name="T2">&lt;mp2_task_struct&gt;,&lt;action&gt;,&lt;int&gt;</text:span></text:p>
        </draw:connector>
        <draw:connector draw:style-name="gr6" draw:text-style-name="P2" draw:layer="layout" draw:type="curve" svg:x1="27.797cm" svg:y1="17.637cm" svg:x2="27.797cm" svg:y2="17.637cm" draw:start-shape="id38" draw:end-shape="id38" draw:end-glue-point="1" svg:d="m27797 17637" svg:viewBox="0 0 1 1">
          <text:p/>
        </draw:connector>
        <draw:connector draw:style-name="gr4" draw:text-style-name="P2" draw:layer="layout" draw:type="curve" draw:line-skew="0cm 0.135cm" svg:x1="25.447cm" svg:y1="18.145cm" svg:x2="25.447cm" svg:y2="17.129cm" draw:start-shape="id38" draw:start-glue-point="2" draw:end-shape="id38" draw:end-glue-point="0" svg:d="m25447 18145c0 751 2985 501 2985-508s-2985-1259-2985-508" svg:viewBox="0 0 2986 1889">
          <text:p text:style-name="P2"><text:s text:c="18"/><text:span text:style-name="T2">&lt;action&gt;,&lt;int&gt;</text:span></text:p>
        </draw:connector>
        <draw:custom-shape draw:style-name="gr2" draw:text-style-name="P1" xml:id="id39" draw:id="id39" draw:layer="layout" svg:width="3.556cm" svg:height="1.016cm" svg:x="18.145cm" svg:y="7.604cm">
          <text:p text:style-name="P1"><text:span text:style-name="T1">freeze_or_unfreez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732cm" svg:y1="8.239cm" svg:x2="18.145cm" svg:y2="8.112cm" draw:start-shape="id8" draw:start-glue-point="1" draw:end-shape="id39" draw:end-glue-point="3" svg:d="m15732 8239 2413-127" svg:viewBox="0 0 2414 128">
          <text:p text:style-name="P3"><text:span text:style-name="T2">&lt;pid&gt;,&lt;sig&gt;</text:span></text:p>
        </draw:connector>
        <draw:custom-shape draw:style-name="gr2" draw:text-style-name="P1" xml:id="id40" draw:id="id40" draw:layer="layout" svg:width="3.556cm" svg:height="1.016cm" svg:x="18.272cm" svg:y="9.255cm">
          <text:p text:style-name="P1"><text:span text:style-name="T1">change_dilati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732cm" svg:y1="9.763cm" svg:x2="18.272cm" svg:y2="9.763cm" draw:start-shape="id4" draw:start-glue-point="1" draw:end-shape="id40" svg:d="m15732 9763h2540" svg:viewBox="0 0 2541 1">
          <text:p text:style-name="P2"><text:span text:style-name="T2">&lt;pid&gt;,&lt;TDF&gt;</text:span></text:p>
        </draw:connector>
        <draw:custom-shape draw:style-name="gr2" draw:text-style-name="P1" xml:id="id41" draw:id="id41" draw:layer="layout" svg:width="3.556cm" svg:height="1.016cm" svg:x="18.272cm" svg:y="12.049cm">
          <text:p text:style-name="P1"><text:span text:style-name="T1">remove_slow_proc:</text:span></text:p>
          <text:p text:style-name="P1"><text:span text:style-name="T1">Not implemented in hrtimer ye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732cm" svg:y1="12.557cm" svg:x2="18.272cm" svg:y2="12.557cm" draw:start-shape="id16" draw:start-glue-point="1" draw:end-shape="id41" draw:end-glue-point="3" svg:d="m15732 12557h2540" svg:viewBox="0 0 2541 1">
          <text:p text:style-name="P3"><text:span text:style-name="T2">&lt;pid&gt;,0</text:span></text:p>
        </draw:connector>
        <draw:connector draw:style-name="gr4" draw:text-style-name="P3" draw:layer="layout" draw:type="line" svg:x1="5.699cm" svg:y1="33.893cm" svg:x2="12.049cm" svg:y2="34.02cm" draw:start-shape="id42" draw:start-glue-point="1" draw:end-shape="id43" draw:end-glue-point="3" svg:d="m5699 33893 6350 127" svg:viewBox="0 0 6351 128">
          <text:p text:style-name="P2"><text:span text:style-name="T2">W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lamps </meta:initial-creator>
    <meta:creation-date>2014-04-28T18:43:07</meta:creation-date>
    <dc:date>2014-04-28T22:18:20</dc:date>
    <dc:creator>jlamps </dc:creator>
    <meta:editing-duration>PT3H19M42S</meta:editing-duration>
    <meta:editing-cycles>4</meta:editing-cycles>
    <meta:generator>LibreOffice/3.5$Linux_x86 LibreOffice_project/350m1$Build-2</meta:generator>
    <meta:document-statistic meta:object-count="84"/>
  </office:meta>
</office:document-meta>
</file>